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</text:p>
      <text:p text:style-name="Standard"/>
      <text:p text:style-name="Standard">\n = newline</text:p>
      <text:p text:style-name="Standard">\t = tab</text:p>
      <text:p text:style-name="Standard"/>
      <text:p text:style-name="Standard">.rstrip() = strip white space to the right</text:p>
      <text:p text:style-name="Standard">.lstrip() = strip white space to the left</text:p>
      <text:p text:style-name="Standard">.strip() = strip white space to the left and right</text:p>
      <text:p text:style-name="Standard"/>
      <text:p text:style-name="Standard">.upper() = turn whole string uppercase</text:p>
      <text:p text:style-name="Standard">.lower() = turn whole string lowercase</text:p>
      <text:p text:style-name="Standard">.title() = capitalize the first letter of each word in string</text:p>
      <text:p text:style-name="Standard"/>
      <text:p text:style-name="Standard">'f”Hello, {variable}!” = f strings, where you can combing strings and variables</text:p>
      <text:p text:style-name="Standard">{} = what you surround variables with in f strings</text:p>
      <text:p text:style-name="Standard"/>
      <text:p text:style-name="Standard">.removeprefix() = remove a prefix, for ex .removeprefix('https://”) removes the https://</text:p>
      <text:p text:style-name="Standard">.removesuffix() = remove a suffix, just like remove prefix</text:p>
      <text:p text:style-name="Standard"/>
      <text:p text:style-name="Standard">** = exponents, for ex 3 ** 3 = 27</text:p>
      <text:p text:style-name="Standard"/>
      <text:p text:style-name="Standard">When you divide any two numbers, you will always get a float as a result, even if the answer is an integer. Ex: 3/1 = 3.0</text:p>
      <text:p text:style-name="Standard"/>
      <text:p text:style-name="Standard">If you mix an integer and a float you will always get a float as well.1 + 2.</text:p>
      <text:p text:style-name="Standard"/>
      <text:p text:style-name="Standard"><text:span text:style-name="T1">Underscores in numbers</text:span>: You can group digits using underscores to make large numbers more readable. Ex: universe_age = 14_000_000_000. print(universe_age) will result in: 14000000000</text:p>
      <text:p text:style-name="Standard"/>
      <text:p text:style-name="P1">Multiple Assignment: <text:span text:style-name="T2">You can assign values to more than one variable using just a single line of code. Ex: x, y, z = 0, 1, 2</text:span></text:p>
      <text:p text:style-name="P2"/>
      <text:p text:style-name="P1">Constants: <text:span text:style-name="T2"><text:s/>Python does not have built in constant types. Python programmers use all CAPITAL letters to indicate that a variable should be treated as a constant and never be changed.</text:span></text:p>
      <text:p text:style-name="P2"/>
      <text:p text:style-name="P3">Lists</text:p>
      <text:p text:style-name="P2"/>
      <text:p text:style-name="P2">.append() = Add an item to the end of a list</text:p>
      <text:p text:style-name="P2">.insert() = insert an item into a list a a specified index. <text:s/>Ex: list.insert(0, 'item')</text:p>
      <text:p text:style-name="P2"/>
      <text:p text:style-name="P2">You can remove an item from a list according to its index of its value</text:p>
      <text:p text:style-name="P2"/>
      <text:p text:style-name="P2">del = delete statement</text:p>
      <text:p text:style-name="P2"/>
      <text:p text:style-name="P2">del list[0] removes the first item in a list, after using del you can no longer access the iem that was removed<text:tab/></text:p>
      <text:p text:style-name="P2"/>
      <text:p text:style-name="P2"/>
      <text:p text:style-name="P2"><text:soft-page-break/></text:p>
      <text:p text:style-name="P2">.pop() = remove last item in a list but lets you work with the item after removing it, assign list.pop() to a variable. The value will be stored in the variable and removed from the list.</text:p>
      <text:p text:style-name="P2"/>
      <text:p text:style-name="P2">You can use pop() to remove an item from any position in a list by including the index of the item you want to remove in the parentheses. Ex: first_owned = motorcycles.pop(0)</text:p>
      <text:p text:style-name="P2"/>
      <text:p text:style-name="P2">.remove() = pass a value into remove and it will remove that value from a list. You can also use remove with a variable so that you can retian access to the removed value. Remove() method deletes only the first occurrence of the value.</text:p>
      <text:p text:style-name="P2"/>
      <text:p text:style-name="P2"/>
      <text:p text:style-name="P1">.sort() method <text:s/><text:span text:style-name="T2">= Permanently sorts a list </text:span>alphabetically<text:span text:style-name="T2">. (sort() method)</text:span></text:p>
      <text:p text:style-name="P2"/>
      <text:p text:style-name="P2">You can sort a list in <text:span text:style-name="T1">reverse-alphabetical </text:span>order by passing the argument <text:span text:style-name="T1">reverse=True </text:span>to the sort method.</text:p>
      <text:p text:style-name="P2"/>
      <text:p text:style-name="P2">To sort a list, but <text:span text:style-name="T1">maintain the original order of the list</text:span>, use the <text:span text:style-name="T1">sorted() function</text:span>. </text:p>
      <text:p text:style-name="P2">Ex: print(sorted(nameOfList))</text:p>
      <text:p text:style-name="P2"/>
      <text:p text:style-name="P2">You can also pass the argument <text:span text:style-name="T1">reverse=True</text:span> to the sorted function.</text:p>
      <text:p text:style-name="P2"/>
      <text:p text:style-name="P2"/>
      <text:p text:style-name="P1">.reverse() method <text:span text:style-name="T2">= reverses the order of a list. .reverse() is permenant but you can always regain the original order by reversing the list again.</text:span></text:p>
      <text:p text:style-name="P2"/>
      <text:p text:style-name="P1">len() function = <text:span text:style-name="T2">find the length of a list. Ex len(nameOfList)</text:span></text:p>
      <text:p text:style-name="P1"><text:span text:style-name="T2"/></text:p>
      <text:p text:style-name="P1">For Loop</text:p>
      <text:p text:style-name="P1"/>
      <text:p text:style-name="P2">Syntax does not include brackets.</text:p>
      <text:p text:style-name="P2"><text:span text:style-name="T1"/></text:p>
      <text:p text:style-name="P1">for <text:span text:style-name="T2">(variable name you choose) </text:span>in <text:span text:style-name="T2">(name of list)</text:span>:</text:p>
      <text:p text:style-name="P1"><text:tab/><text:span text:style-name="T2">(task you want looped)</text:span></text:p>
      <text:p text:style-name="P1"><text:span text:style-name="T2"/></text:p>
      <text:p text:style-name="P1"><text:span text:style-name="T2">EX:</text:span></text:p>
      <text:p text:style-name="P1"><text:span text:style-name="T2"/></text:p>
      <text:p text:style-name="P1"><text:span text:style-name="T2">numbers = ['one', 'two', 'three']</text:span></text:p>
      <text:p text:style-name="P1"><text:span text:style-name="T2"/></text:p>
      <text:p text:style-name="P1">for <text:span text:style-name="T2">number </text:span>in <text:span text:style-name="T2">numbers:</text:span></text:p>
      <text:p text:style-name="P1"><text:span text:style-name="T2"><text:tab/>print(number)</text:span></text:p>
      <text:p text:style-name="P1"><text:span text:style-name="T2"/></text:p>
      <text:p text:style-name="P1"><text:span text:style-name="T2">This will loops through the numbers list and print the number one by one. Note the required colon and indentation of the task to be looped. To have a task execute only once, skip the indentation:</text:span></text:p>
      <text:p text:style-name="P1"><text:span text:style-name="T2"/></text:p>
      <text:p text:style-name="P1"><text:span text:style-name="T2">for number in numbers:</text:span></text:p>
      <text:p text:style-name="P1"><text:span text:style-name="T2"><text:tab/>print(numbers)</text:span></text:p>
      <text:p text:style-name="P1"><text:span text:style-name="T2">print('All done!') <text:s/>This will loop through the three numebrs in the list, printing them all once and then print “All done!”</text:span></text:p>
      <text:p text:style-name="P1"><text:soft-page-break/><text:span text:style-name="T2"/></text:p>
      <text:p text:style-name="P1">For Loops Continued</text:p>
      <text:p text:style-name="P1"/>
      <text:p text:style-name="P2">A commonly used naming convention in for loops is having your variable be the singular version and your list being the plural version of a word. ex: for cat in cats, or for dog in dogs, with cats and dogs being the name of the lists.</text:p>
      <text:p text:style-name="P2"/>
      <text:p text:style-name="P1">range() = <text:span text:style-name="T2">generate a series of numbers. (range() function)</text:span></text:p>
      <text:p text:style-name="P1"><text:span text:style-name="T2"/></text:p>
      <text:p text:style-name="P1"><text:span text:style-name="T2">use </text:span>range() <text:span text:style-name="T2">with a </text:span>for <text:span text:style-name="T2">loop like so: </text:span></text:p>
      <text:p text:style-name="P1"><text:span text:style-name="T2"/></text:p>
      <text:p text:style-name="P1">for <text:span text:style-name="T2">value </text:span>in <text:span text:style-name="T2">range(1,6)</text:span></text:p>
      <text:p text:style-name="P1"><text:span text:style-name="T2"><text:tab/>print(value)</text:span></text:p>
      <text:p text:style-name="P1"><text:span text:style-name="T2"/></text:p>
      <text:p text:style-name="P1"><text:span text:style-name="T2">Will print 1,2,3,4,5 the second value in the range function is non inclusive, so it will stop at the number before the second number value in </text:span>range().</text:p>
      <text:p text:style-name="P1"/>
      <text:p text:style-name="P2">You can include a third value in <text:span text:style-name="T1">range() </text:span>(ex: <text:span text:style-name="T1">range(</text:span>2, 11, 2<text:span text:style-name="T1">))</text:span>. The third value is the increment amount that will be added each loop. So the example would create 2, 4, 6, 8, 10 </text:p>
      <text:p text:style-name="P1"/>
      <text:p text:style-name="P1"/>
      <text:p text:style-name="P2">You can use <text:span text:style-name="T1">range() and list()</text:span> to make a <text:span text:style-name="T1">list </text:span>of numbers like so:</text:p>
      <text:p text:style-name="P2"/>
      <text:p text:style-name="P2">numbers = <text:span text:style-name="T1">list(range(</text:span>1,6<text:span text:style-name="T1">))</text:span></text:p>
      <text:p text:style-name="P2"><text:span text:style-name="T1"/></text:p>
      <text:p text:style-name="P1">list() = <text:span text:style-name="T2">create a list (list() function)</text:span></text:p>
      <text:p text:style-name="P1"><text:span text:style-name="T2"/></text:p>
      <text:p text:style-name="P1">min() <text:span text:style-name="T2">= find the lowest value in a list of numbers</text:span></text:p>
      <text:p text:style-name="P1"><text:span text:style-name="T2"/></text:p>
      <text:p text:style-name="P1">max() = <text:span text:style-name="T2">find the highest value in a list of numbers</text:span></text:p>
      <text:p text:style-name="P1"><text:span text:style-name="T2"/></text:p>
      <text:p text:style-name="P1">sum() = <text:span text:style-name="T2"><text:s/>find the total sum of a list of numbers</text:span></text:p>
      <text:p text:style-name="P1"><text:span text:style-name="T2"/></text:p>
      <text:p text:style-name="P1">List comprehension</text:p>
      <text:p text:style-name="P1"/>
      <text:p text:style-name="P2">Another way to generate lists with fewer lines of code.</text:p>
      <text:p text:style-name="P2"/>
      <text:p text:style-name="P1">slice = <text:span text:style-name="T2">a specific group of items in a list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Wagner</meta:initial-creator>
    <meta:creation-date>2024-01-31T11:24:44.43</meta:creation-date>
    <dc:date>2024-02-11T23:38:42.57</dc:date>
    <dc:creator>James Wagner</dc:creator>
    <meta:editing-duration>P2DT21H11M24S</meta:editing-duration>
    <meta:editing-cycles>22</meta:editing-cycles>
    <meta:generator>OpenOffice/4.1.13$Win32 OpenOffice.org_project/4113m1$Build-9810</meta:generator>
    <meta:document-statistic meta:table-count="0" meta:image-count="0" meta:object-count="0" meta:page-count="3" meta:paragraph-count="64" meta:word-count="809" meta:character-count="4445"/>
  </office:meta>
</office:document-meta>
</file>